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42cm"/>
    </style:style>
    <style:style style:name="co2" style:family="table-column">
      <style:table-column-properties fo:break-before="auto" style:column-width="4.396cm"/>
    </style:style>
    <style:style style:name="co3" style:family="table-column">
      <style:table-column-properties fo:break-before="auto" style:column-width="3.067cm"/>
    </style:style>
    <style:style style:name="co4" style:family="table-column">
      <style:table-column-properties fo:break-before="auto" style:column-width="3.261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60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8"/>
        <table:table-column table:style-name="co6" table:number-columns-repeated="3" table:default-cell-style-name="ce7"/>
        <table:table-column table:style-name="co6" table:default-cell-style-name="ce1"/>
        <table:table-column table:style-name="co6" table:number-columns-repeated="2" table:default-cell-style-name="Default"/>
        <table:table-column table:style-name="co6" table:number-columns-repeated="2" table:default-cell-style-name="ce7"/>
        <table:table-column table:style-name="co6" table:default-cell-style-name="Default"/>
        <table:table-column table:style-name="co6" table:number-columns-repeated="2" table:default-cell-style-name="ce7"/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table:number-columns-repeated="7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3" table:number-rows-spanned="1">
            <text:p>14 de Mayo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15 de Mayo</text:p>
          </table:table-cell>
          <table:covered-table-cell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elocidad</text:p>
          </table:table-cell>
          <table:table-cell table:style-name="ce6" office:value-type="string" calcext:value-type="string">
            <text:p>Vel*Vel</text:p>
          </table:table-cell>
          <table:table-cell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elocidad</text:p>
          </table:table-cell>
          <table:table-cell table:style-name="ce6" office:value-type="string" calcext:value-type="string">
            <text:p>Vel*Vel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.041" calcext:value-type="float">
            <text:p>18,041</text:p>
          </table:table-cell>
          <table:table-cell table:formula="of:=[.D5]*[.D5]" office:value-type="float" office:value="325.477681" calcext:value-type="float">
            <text:p>325,4776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794" calcext:value-type="float">
            <text:p>11,794</text:p>
          </table:table-cell>
          <table:table-cell table:formula="of:=[.H5]*[.H5]" office:value-type="float" office:value="139.098436" calcext:value-type="float">
            <text:p>139,098436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INDEF <text:s/></text:p>
          </table:table-cell>
          <table:table-cell table:style-name="ce6" table:formula="of:=[.D6]*[.D6]" office:value-type="string" office:string-value="" calcext:value-type="error">
            <text:p>#VALOR!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999" calcext:value-type="float">
            <text:p>8,999</text:p>
          </table:table-cell>
          <table:table-cell table:formula="of:=[.H6]*[.H6]" office:value-type="float" office:value="80.982001" calcext:value-type="float">
            <text:p>80,982001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5.145" calcext:value-type="float">
            <text:p>45,145</text:p>
          </table:table-cell>
          <table:table-cell table:formula="of:=[.D7]*[.D7]" office:value-type="float" office:value="2038.071025" calcext:value-type="float">
            <text:p>2038,0710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999" calcext:value-type="float">
            <text:p>8,999</text:p>
          </table:table-cell>
          <table:table-cell table:formula="of:=[.H7]*[.H7]" office:value-type="float" office:value="80.982001" calcext:value-type="float">
            <text:p>80,982001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.659" calcext:value-type="float">
            <text:p>54,659</text:p>
          </table:table-cell>
          <table:table-cell table:formula="of:=[.D8]*[.D8]" office:value-type="float" office:value="2987.606281" calcext:value-type="float">
            <text:p>2987,6062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.471" calcext:value-type="float">
            <text:p>34,471</text:p>
          </table:table-cell>
          <table:table-cell table:formula="of:=[.H8]*[.H8]" office:value-type="float" office:value="1188.249841" calcext:value-type="float">
            <text:p>1188,249841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.419" calcext:value-type="float">
            <text:p>20,419</text:p>
          </table:table-cell>
          <table:table-cell table:formula="of:=[.D9]*[.D9]" office:value-type="float" office:value="416.935561" calcext:value-type="float">
            <text:p>416,9355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386" calcext:value-type="float">
            <text:p>1,386</text:p>
          </table:table-cell>
          <table:table-cell table:formula="of:=[.H9]*[.H9]" office:value-type="float" office:value="1.920996" calcext:value-type="float">
            <text:p>1,920996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2.406" calcext:value-type="float">
            <text:p>22,406</text:p>
          </table:table-cell>
          <table:table-cell table:formula="of:=[.D10]*[.D10]" office:value-type="float" office:value="502.028836" calcext:value-type="float">
            <text:p>502,0288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075" calcext:value-type="float">
            <text:p>2,075</text:p>
          </table:table-cell>
          <table:table-cell table:formula="of:=[.H10]*[.H10]" office:value-type="float" office:value="4.305625" calcext:value-type="float">
            <text:p>4,305625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.061" calcext:value-type="float">
            <text:p>48,061</text:p>
          </table:table-cell>
          <table:table-cell table:formula="of:=[.D11]*[.D11]" office:value-type="float" office:value="2309.859721" calcext:value-type="float">
            <text:p>2309,8597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3.651" calcext:value-type="float">
            <text:p>53,651</text:p>
          </table:table-cell>
          <table:table-cell table:formula="of:=[.H11]*[.H11]" office:value-type="float" office:value="2878.429801" calcext:value-type="float">
            <text:p>2878,429801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.101" calcext:value-type="float">
            <text:p>30,101</text:p>
          </table:table-cell>
          <table:table-cell table:formula="of:=[.D12]*[.D12]" office:value-type="float" office:value="906.070201" calcext:value-type="float">
            <text:p>906,0702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8.158" calcext:value-type="float">
            <text:p>108,158</text:p>
          </table:table-cell>
          <table:table-cell table:formula="of:=[.H12]*[.H12]" office:value-type="float" office:value="11698.152964" calcext:value-type="float">
            <text:p>11698,152964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0.101" calcext:value-type="float">
            <text:p>30,101</text:p>
          </table:table-cell>
          <table:table-cell table:formula="of:=[.D13]*[.D13]" office:value-type="float" office:value="906.070201" calcext:value-type="float">
            <text:p>906,0702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.799" calcext:value-type="float">
            <text:p>33,799</text:p>
          </table:table-cell>
          <table:table-cell table:formula="of:=[.H13]*[.H13]" office:value-type="float" office:value="1142.372401" calcext:value-type="float">
            <text:p>1142,372401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 text:c="2"/>INDEF </text:p>
          </table:table-cell>
          <table:table-cell table:style-name="ce6" table:formula="of:=[.D14]*[.D14]" office:value-type="string" office:string-value="" calcext:value-type="error">
            <text:p>#VALOR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.778" calcext:value-type="float">
            <text:p>29,778</text:p>
          </table:table-cell>
          <table:table-cell table:formula="of:=[.H14]*[.H14]" office:value-type="float" office:value="886.729284" calcext:value-type="float">
            <text:p>886,729284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.695" calcext:value-type="float">
            <text:p>12,695</text:p>
          </table:table-cell>
          <table:table-cell table:formula="of:=[.D15]*[.D15]" office:value-type="float" office:value="161.163025" calcext:value-type="float">
            <text:p>161,1630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9.418" calcext:value-type="float">
            <text:p>119,418</text:p>
          </table:table-cell>
          <table:table-cell table:formula="of:=[.H15]*[.H15]" office:value-type="float" office:value="14260.658724" calcext:value-type="float">
            <text:p>14260,658724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1.05" calcext:value-type="float">
            <text:p>41,05</text:p>
          </table:table-cell>
          <table:table-cell table:formula="of:=[.D16]*[.D16]" office:value-type="float" office:value="1685.1025" calcext:value-type="float">
            <text:p>1685,1025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<text:s text:c="2"/>INDEF </text:p>
          </table:table-cell>
          <table:table-cell table:style-name="ce6" table:formula="of:=[.H16]*[.H16]" office:value-type="string" office:string-value="" calcext:value-type="error">
            <text:p>#VALOR!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1.052" calcext:value-type="float">
            <text:p>41,052</text:p>
          </table:table-cell>
          <table:table-cell table:formula="of:=[.D17]*[.D17]" office:value-type="float" office:value="1685.266704" calcext:value-type="float">
            <text:p>1685,26670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.12" calcext:value-type="float">
            <text:p>19,12</text:p>
          </table:table-cell>
          <table:table-cell table:formula="of:=[.H17]*[.H17]" office:value-type="float" office:value="365.5744" calcext:value-type="float">
            <text:p>365,5744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1.052" calcext:value-type="float">
            <text:p>41,052</text:p>
          </table:table-cell>
          <table:table-cell table:formula="of:=[.D18]*[.D18]" office:value-type="float" office:value="1685.266704" calcext:value-type="float">
            <text:p>1685,2667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38" calcext:value-type="float">
            <text:p>0,838</text:p>
          </table:table-cell>
          <table:table-cell table:formula="of:=[.H18]*[.H18]" office:value-type="float" office:value="0.702244" calcext:value-type="float">
            <text:p>0,702244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.723" calcext:value-type="float">
            <text:p>9,723</text:p>
          </table:table-cell>
          <table:table-cell table:formula="of:=[.D19]*[.D19]" office:value-type="float" office:value="94.536729" calcext:value-type="float">
            <text:p>94,5367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7.56" calcext:value-type="float">
            <text:p>117,56</text:p>
          </table:table-cell>
          <table:table-cell table:formula="of:=[.H19]*[.H19]" office:value-type="float" office:value="13820.3536" calcext:value-type="float">
            <text:p>13820,3536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3.909" calcext:value-type="float">
            <text:p>23,909</text:p>
          </table:table-cell>
          <table:table-cell table:formula="of:=[.D20]*[.D20]" office:value-type="float" office:value="571.640281" calcext:value-type="float">
            <text:p>571,6402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688" calcext:value-type="float">
            <text:p>16,688</text:p>
          </table:table-cell>
          <table:table-cell table:formula="of:=[.H20]*[.H20]" office:value-type="float" office:value="278.489344" calcext:value-type="float">
            <text:p>278,489344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.479" calcext:value-type="float">
            <text:p>11,479</text:p>
          </table:table-cell>
          <table:table-cell table:formula="of:=[.D21]*[.D21]" office:value-type="float" office:value="131.767441" calcext:value-type="float">
            <text:p>131,76744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.999" calcext:value-type="float">
            <text:p>8,999</text:p>
          </table:table-cell>
          <table:table-cell table:formula="of:=[.H21]*[.H21]" office:value-type="float" office:value="80.982001" calcext:value-type="float">
            <text:p>80,982001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.456" calcext:value-type="float">
            <text:p>11,456</text:p>
          </table:table-cell>
          <table:table-cell table:formula="of:=[.D22]*[.D22]" office:value-type="float" office:value="131.239936" calcext:value-type="float">
            <text:p>131,23993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.136" calcext:value-type="float">
            <text:p>3,136</text:p>
          </table:table-cell>
          <table:table-cell table:formula="of:=[.H22]*[.H22]" office:value-type="float" office:value="9.834496" calcext:value-type="float">
            <text:p>9,834496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4.315" calcext:value-type="float">
            <text:p>24,315</text:p>
          </table:table-cell>
          <table:table-cell table:formula="of:=[.D23]*[.D23]" office:value-type="float" office:value="591.219225" calcext:value-type="float">
            <text:p>591,2192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.449" calcext:value-type="float">
            <text:p>6,449</text:p>
          </table:table-cell>
          <table:table-cell table:formula="of:=[.H23]*[.H23]" office:value-type="float" office:value="41.589601" calcext:value-type="float">
            <text:p>41,589601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.751" calcext:value-type="float">
            <text:p>28,751</text:p>
          </table:table-cell>
          <table:table-cell table:formula="of:=[.D24]*[.D24]" office:value-type="float" office:value="826.620001" calcext:value-type="float">
            <text:p>826,6200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478" calcext:value-type="float">
            <text:p>4,478</text:p>
          </table:table-cell>
          <table:table-cell table:formula="of:=[.H24]*[.H24]" office:value-type="float" office:value="20.052484" calcext:value-type="float">
            <text:p>20,052484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<text:s text:c="2"/>INDEF </text:p>
          </table:table-cell>
          <table:table-cell table:style-name="ce6" table:formula="of:=[.D25]*[.D25]" office:value-type="string" office:string-value="" calcext:value-type="error">
            <text:p>#VALOR!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.999" calcext:value-type="float">
            <text:p>8,999</text:p>
          </table:table-cell>
          <table:table-cell table:formula="of:=[.H25]*[.H25]" office:value-type="float" office:value="80.982001" calcext:value-type="float">
            <text:p>80,982001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<text:s text:c="2"/>INDEF </text:p>
          </table:table-cell>
          <table:table-cell table:style-name="ce6" table:formula="of:=[.D26]*[.D26]" office:value-type="string" office:string-value="" calcext:value-type="error">
            <text:p>#VALOR!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.416" calcext:value-type="float">
            <text:p>33,416</text:p>
          </table:table-cell>
          <table:table-cell table:formula="of:=[.H26]*[.H26]" office:value-type="float" office:value="1116.629056" calcext:value-type="float">
            <text:p>1116,629056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2.636" calcext:value-type="float">
            <text:p>32,636</text:p>
          </table:table-cell>
          <table:table-cell table:formula="of:=[.D27]*[.D27]" office:value-type="float" office:value="1065.108496" calcext:value-type="float">
            <text:p>1065,1084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24" calcext:value-type="float">
            <text:p>0,924</text:p>
          </table:table-cell>
          <table:table-cell table:formula="of:=[.H27]*[.H27]" office:value-type="float" office:value="0.853776" calcext:value-type="float">
            <text:p>0,853776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2.659" calcext:value-type="float">
            <text:p>32,659</text:p>
          </table:table-cell>
          <table:table-cell table:formula="of:=[.D28]*[.D28]" office:value-type="float" office:value="1066.610281" calcext:value-type="float">
            <text:p>1066,6102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2.771" calcext:value-type="float">
            <text:p>92,771</text:p>
          </table:table-cell>
          <table:table-cell table:formula="of:=[.H28]*[.H28]" office:value-type="float" office:value="8606.458441" calcext:value-type="float">
            <text:p>8606,458441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D29]*[.D29]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2.592" calcext:value-type="float">
            <text:p>92,592</text:p>
          </table:table-cell>
          <table:table-cell table:formula="of:=[.H29]*[.H29]" office:value-type="float" office:value="8573.278464" calcext:value-type="float">
            <text:p>8573,278464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1.759" calcext:value-type="float">
            <text:p>31,759</text:p>
          </table:table-cell>
          <table:table-cell table:formula="of:=[.D30]*[.D30]" office:value-type="float" office:value="1008.634081" calcext:value-type="float">
            <text:p>1008,63408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2.338" calcext:value-type="float">
            <text:p>42,338</text:p>
          </table:table-cell>
          <table:table-cell table:formula="of:=[.H30]*[.H30]" office:value-type="float" office:value="1792.506244" calcext:value-type="float">
            <text:p>1792,5062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.041" calcext:value-type="float">
            <text:p>18,041</text:p>
          </table:table-cell>
          <table:table-cell table:formula="of:=[.M30]*[.M30]" office:value-type="float" office:value="325.477681" calcext:value-type="float">
            <text:p>325,477681</text:p>
          </table:table-cell>
          <table:table-cell office:value-type="float" office:value="1" calcext:value-type="float">
            <text:p>1</text:p>
          </table:table-cell>
          <table:table-cell office:value-type="float" office:value="11.794" calcext:value-type="float">
            <text:p>11,794</text:p>
          </table:table-cell>
          <table:table-cell table:formula="of:=[.P30]*[.P30]" office:value-type="float" office:value="139.098436" calcext:value-type="float">
            <text:p>139,098436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9.576" calcext:value-type="float">
            <text:p>19,576</text:p>
          </table:table-cell>
          <table:table-cell table:formula="of:=[.D31]*[.D31]" office:value-type="float" office:value="383.219776" calcext:value-type="float">
            <text:p>383,219776</text:p>
          </table:table-cell>
          <table:table-cell/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H31]*[.H31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.145" calcext:value-type="float">
            <text:p>45,145</text:p>
          </table:table-cell>
          <table:table-cell table:formula="of:=[.M31]*[.M31]" office:value-type="float" office:value="2038.071025" calcext:value-type="float">
            <text:p>2038,071025</text:p>
          </table:table-cell>
          <table:table-cell office:value-type="float" office:value="2" calcext:value-type="float">
            <text:p>2</text:p>
          </table:table-cell>
          <table:table-cell office:value-type="float" office:value="8.999" calcext:value-type="float">
            <text:p>8,999</text:p>
          </table:table-cell>
          <table:table-cell table:formula="of:=[.P31]*[.P31]" office:value-type="float" office:value="80.982001" calcext:value-type="float">
            <text:p>80,982001</text:p>
          </table:table-cell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.583" calcext:value-type="float">
            <text:p>19,583</text:p>
          </table:table-cell>
          <table:table-cell table:formula="of:=[.D32]*[.D32]" office:value-type="float" office:value="383.493889" calcext:value-type="float">
            <text:p>383,493889</text:p>
          </table:table-cell>
          <table:table-cell/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<text:s text:c="2"/>INDEF </text:p>
          </table:table-cell>
          <table:table-cell table:style-name="ce6" table:formula="of:=[.H32]*[.H32]" office:value-type="string" office:string-value="" calcext:value-type="error">
            <text:p>#VALOR!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4.659" calcext:value-type="float">
            <text:p>54,659</text:p>
          </table:table-cell>
          <table:table-cell table:formula="of:=[.M32]*[.M32]" office:value-type="float" office:value="2987.606281" calcext:value-type="float">
            <text:p>2987,606281</text:p>
          </table:table-cell>
          <table:table-cell office:value-type="float" office:value="3" calcext:value-type="float">
            <text:p>3</text:p>
          </table:table-cell>
          <table:table-cell office:value-type="float" office:value="8.999" calcext:value-type="float">
            <text:p>8,999</text:p>
          </table:table-cell>
          <table:table-cell table:formula="of:=[.P32]*[.P32]" office:value-type="float" office:value="80.982001" calcext:value-type="float">
            <text:p>80,982001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9.422" calcext:value-type="float">
            <text:p>19,422</text:p>
          </table:table-cell>
          <table:table-cell table:formula="of:=[.D33]*[.D33]" office:value-type="float" office:value="377.214084" calcext:value-type="float">
            <text:p>377,214084</text:p>
          </table:table-cell>
          <table:table-cell/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<text:s text:c="2"/>INDEF </text:p>
          </table:table-cell>
          <table:table-cell table:style-name="ce6" table:formula="of:=[.H33]*[.H33]" office:value-type="string" office:string-value="" calcext:value-type="error">
            <text:p>#VALOR!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.419" calcext:value-type="float">
            <text:p>20,419</text:p>
          </table:table-cell>
          <table:table-cell table:formula="of:=[.M33]*[.M33]" office:value-type="float" office:value="416.935561" calcext:value-type="float">
            <text:p>416,935561</text:p>
          </table:table-cell>
          <table:table-cell office:value-type="float" office:value="4" calcext:value-type="float">
            <text:p>4</text:p>
          </table:table-cell>
          <table:table-cell office:value-type="float" office:value="34.471" calcext:value-type="float">
            <text:p>34,471</text:p>
          </table:table-cell>
          <table:table-cell table:formula="of:=[.P33]*[.P33]" office:value-type="float" office:value="1188.249841" calcext:value-type="float">
            <text:p>1188,249841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.869" calcext:value-type="float">
            <text:p>19,869</text:p>
          </table:table-cell>
          <table:table-cell table:formula="of:=[.D34]*[.D34]" office:value-type="float" office:value="394.777161" calcext:value-type="float">
            <text:p>394,77716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.809" calcext:value-type="float">
            <text:p>31,809</text:p>
          </table:table-cell>
          <table:table-cell table:formula="of:=[.H34]*[.H34]" office:value-type="float" office:value="1011.812481" calcext:value-type="float">
            <text:p>1011,81248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2.406" calcext:value-type="float">
            <text:p>22,406</text:p>
          </table:table-cell>
          <table:table-cell table:formula="of:=[.M34]*[.M34]" office:value-type="float" office:value="502.028836" calcext:value-type="float">
            <text:p>502,028836</text:p>
          </table:table-cell>
          <table:table-cell office:value-type="float" office:value="5" calcext:value-type="float">
            <text:p>5</text:p>
          </table:table-cell>
          <table:table-cell office:value-type="float" office:value="1.386" calcext:value-type="float">
            <text:p>1,386</text:p>
          </table:table-cell>
          <table:table-cell table:formula="of:=[.P34]*[.P34]" office:value-type="float" office:value="1.920996" calcext:value-type="float">
            <text:p>1,920996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0.002" calcext:value-type="float">
            <text:p>20,002</text:p>
          </table:table-cell>
          <table:table-cell table:formula="of:=[.D35]*[.D35]" office:value-type="float" office:value="400.080004" calcext:value-type="float">
            <text:p>400,08000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4.256" calcext:value-type="float">
            <text:p>24,256</text:p>
          </table:table-cell>
          <table:table-cell table:formula="of:=[.H35]*[.H35]" office:value-type="float" office:value="588.353536" calcext:value-type="float">
            <text:p>588,35353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.061" calcext:value-type="float">
            <text:p>48,061</text:p>
          </table:table-cell>
          <table:table-cell table:formula="of:=[.M35]*[.M35]" office:value-type="float" office:value="2309.859721" calcext:value-type="float">
            <text:p>2309,859721</text:p>
          </table:table-cell>
          <table:table-cell office:value-type="float" office:value="6" calcext:value-type="float">
            <text:p>6</text:p>
          </table:table-cell>
          <table:table-cell office:value-type="float" office:value="2.075" calcext:value-type="float">
            <text:p>2,075</text:p>
          </table:table-cell>
          <table:table-cell table:formula="of:=[.P35]*[.P35]" office:value-type="float" office:value="4.305625" calcext:value-type="float">
            <text:p>4,305625</text:p>
          </table:table-cell>
        </table:table-row>
        <table:table-row table:style-name="ro2">
          <table:table-cell table:number-columns-repeated="2"/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<text:s text:c="2"/>INDEF </text:p>
          </table:table-cell>
          <table:table-cell table:style-name="ce6" table:formula="of:=[.D36]*[.D36]" office:value-type="string" office:string-value="" calcext:value-type="error">
            <text:p>#VALOR!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8.857" calcext:value-type="float">
            <text:p>18,857</text:p>
          </table:table-cell>
          <table:table-cell table:formula="of:=[.H36]*[.H36]" office:value-type="float" office:value="355.586449" calcext:value-type="float">
            <text:p>355,58644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.101" calcext:value-type="float">
            <text:p>30,101</text:p>
          </table:table-cell>
          <table:table-cell table:formula="of:=[.M36]*[.M36]" office:value-type="float" office:value="906.070201" calcext:value-type="float">
            <text:p>906,070201</text:p>
          </table:table-cell>
          <table:table-cell office:value-type="float" office:value="7" calcext:value-type="float">
            <text:p>7</text:p>
          </table:table-cell>
          <table:table-cell office:value-type="float" office:value="53.651" calcext:value-type="float">
            <text:p>53,651</text:p>
          </table:table-cell>
          <table:table-cell table:formula="of:=[.P36]*[.P36]" office:value-type="float" office:value="2878.429801" calcext:value-type="float">
            <text:p>2878,429801</text:p>
          </table:table-cell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0.941" calcext:value-type="float">
            <text:p>20,941</text:p>
          </table:table-cell>
          <table:table-cell table:formula="of:=[.D37]*[.D37]" office:value-type="float" office:value="438.525481" calcext:value-type="float">
            <text:p>438,52548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8.857" calcext:value-type="float">
            <text:p>18,857</text:p>
          </table:table-cell>
          <table:table-cell table:formula="of:=[.H37]*[.H37]" office:value-type="float" office:value="355.586449" calcext:value-type="float">
            <text:p>355,58644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.101" calcext:value-type="float">
            <text:p>30,101</text:p>
          </table:table-cell>
          <table:table-cell table:formula="of:=[.M37]*[.M37]" office:value-type="float" office:value="906.070201" calcext:value-type="float">
            <text:p>906,070201</text:p>
          </table:table-cell>
          <table:table-cell office:value-type="float" office:value="8" calcext:value-type="float">
            <text:p>8</text:p>
          </table:table-cell>
          <table:table-cell office:value-type="float" office:value="108.158" calcext:value-type="float">
            <text:p>108,158</text:p>
          </table:table-cell>
          <table:table-cell table:formula="of:=[.P37]*[.P37]" office:value-type="float" office:value="11698.152964" calcext:value-type="float">
            <text:p>11698,152964</text:p>
          </table:table-cell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7.677" calcext:value-type="float">
            <text:p>17,677</text:p>
          </table:table-cell>
          <table:table-cell table:formula="of:=[.D38]*[.D38]" office:value-type="float" office:value="312.476329" calcext:value-type="float">
            <text:p>312,47632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5.942" calcext:value-type="float">
            <text:p>25,942</text:p>
          </table:table-cell>
          <table:table-cell table:formula="of:=[.H38]*[.H38]" office:value-type="float" office:value="672.987364" calcext:value-type="float">
            <text:p>672,98736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.695" calcext:value-type="float">
            <text:p>12,695</text:p>
          </table:table-cell>
          <table:table-cell table:formula="of:=[.M38]*[.M38]" office:value-type="float" office:value="161.163025" calcext:value-type="float">
            <text:p>161,163025</text:p>
          </table:table-cell>
          <table:table-cell office:value-type="float" office:value="9" calcext:value-type="float">
            <text:p>9</text:p>
          </table:table-cell>
          <table:table-cell office:value-type="float" office:value="33.799" calcext:value-type="float">
            <text:p>33,799</text:p>
          </table:table-cell>
          <table:table-cell table:formula="of:=[.P38]*[.P38]" office:value-type="float" office:value="1142.372401" calcext:value-type="float">
            <text:p>1142,372401</text:p>
          </table:table-cell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8.545" calcext:value-type="float">
            <text:p>38,545</text:p>
          </table:table-cell>
          <table:table-cell table:formula="of:=[.D39]*[.D39]" office:value-type="float" office:value="1485.717025" calcext:value-type="float">
            <text:p>1485,7170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.941" calcext:value-type="float">
            <text:p>25,941</text:p>
          </table:table-cell>
          <table:table-cell table:formula="of:=[.H39]*[.H39]" office:value-type="float" office:value="672.935481" calcext:value-type="float">
            <text:p>672,9354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1.05" calcext:value-type="float">
            <text:p>41,05</text:p>
          </table:table-cell>
          <table:table-cell table:formula="of:=[.M39]*[.M39]" office:value-type="float" office:value="1685.1025" calcext:value-type="float">
            <text:p>1685,1025</text:p>
          </table:table-cell>
          <table:table-cell office:value-type="float" office:value="10" calcext:value-type="float">
            <text:p>10</text:p>
          </table:table-cell>
          <table:table-cell office:value-type="float" office:value="29.778" calcext:value-type="float">
            <text:p>29,778</text:p>
          </table:table-cell>
          <table:table-cell table:formula="of:=[.P39]*[.P39]" office:value-type="float" office:value="886.729284" calcext:value-type="float">
            <text:p>886,729284</text:p>
          </table:table-cell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8.177" calcext:value-type="float">
            <text:p>38,177</text:p>
          </table:table-cell>
          <table:table-cell table:formula="of:=[.D40]*[.D40]" office:value-type="float" office:value="1457.483329" calcext:value-type="float">
            <text:p>1457,48332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2.025" calcext:value-type="float">
            <text:p>62,025</text:p>
          </table:table-cell>
          <table:table-cell table:formula="of:=[.H40]*[.H40]" office:value-type="float" office:value="3847.100625" calcext:value-type="float">
            <text:p>3847,1006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1.052" calcext:value-type="float">
            <text:p>41,052</text:p>
          </table:table-cell>
          <table:table-cell table:formula="of:=[.M40]*[.M40]" office:value-type="float" office:value="1685.266704" calcext:value-type="float">
            <text:p>1685,266704</text:p>
          </table:table-cell>
          <table:table-cell office:value-type="float" office:value="11" calcext:value-type="float">
            <text:p>11</text:p>
          </table:table-cell>
          <table:table-cell office:value-type="float" office:value="119.418" calcext:value-type="float">
            <text:p>119,418</text:p>
          </table:table-cell>
          <table:table-cell table:formula="of:=[.P40]*[.P40]" office:value-type="float" office:value="14260.658724" calcext:value-type="float">
            <text:p>14260,658724</text:p>
          </table:table-cell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8.181" calcext:value-type="float">
            <text:p>38,181</text:p>
          </table:table-cell>
          <table:table-cell table:formula="of:=[.D41]*[.D41]" office:value-type="float" office:value="1457.788761" calcext:value-type="float">
            <text:p>1457,78876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4.075" calcext:value-type="float">
            <text:p>24,075</text:p>
          </table:table-cell>
          <table:table-cell table:formula="of:=[.H41]*[.H41]" office:value-type="float" office:value="579.605625" calcext:value-type="float">
            <text:p>579,6056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1.052" calcext:value-type="float">
            <text:p>41,052</text:p>
          </table:table-cell>
          <table:table-cell table:formula="of:=[.M41]*[.M41]" office:value-type="float" office:value="1685.266704" calcext:value-type="float">
            <text:p>1685,266704</text:p>
          </table:table-cell>
          <table:table-cell office:value-type="float" office:value="12" calcext:value-type="float">
            <text:p>12</text:p>
          </table:table-cell>
          <table:table-cell office:value-type="float" office:value="19.12" calcext:value-type="float">
            <text:p>19,12</text:p>
          </table:table-cell>
          <table:table-cell table:formula="of:=[.P41]*[.P41]" office:value-type="float" office:value="365.5744" calcext:value-type="float">
            <text:p>365,5744</text:p>
          </table:table-cell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2.289" calcext:value-type="float">
            <text:p>32,289</text:p>
          </table:table-cell>
          <table:table-cell table:formula="of:=[.D42]*[.D42]" office:value-type="float" office:value="1042.579521" calcext:value-type="float">
            <text:p>1042,57952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37" calcext:value-type="float">
            <text:p>1,37</text:p>
          </table:table-cell>
          <table:table-cell table:formula="of:=[.H42]*[.H42]" office:value-type="float" office:value="1.8769" calcext:value-type="float">
            <text:p>1,876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.723" calcext:value-type="float">
            <text:p>9,723</text:p>
          </table:table-cell>
          <table:table-cell table:formula="of:=[.M42]*[.M42]" office:value-type="float" office:value="94.536729" calcext:value-type="float">
            <text:p>94,536729</text:p>
          </table:table-cell>
          <table:table-cell office:value-type="float" office:value="13" calcext:value-type="float">
            <text:p>13</text:p>
          </table:table-cell>
          <table:table-cell office:value-type="float" office:value="0.838" calcext:value-type="float">
            <text:p>0,838</text:p>
          </table:table-cell>
          <table:table-cell table:formula="of:=[.P42]*[.P42]" office:value-type="float" office:value="0.702244" calcext:value-type="float">
            <text:p>0,702244</text:p>
          </table:table-cell>
        </table:table-row>
        <table:table-row table:style-name="ro2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2.283" calcext:value-type="float">
            <text:p>32,283</text:p>
          </table:table-cell>
          <table:table-cell table:formula="of:=[.D43]*[.D43]" office:value-type="float" office:value="1042.192089" calcext:value-type="float">
            <text:p>1042,192089</text:p>
          </table:table-cell>
          <table:table-cell/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<text:s text:c="2"/>INDEF </text:p>
          </table:table-cell>
          <table:table-cell table:style-name="ce6" table:formula="of:=[.H43]*[.H43]" office:value-type="string" office:string-value="" calcext:value-type="error">
            <text:p>#VALOR!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3.909" calcext:value-type="float">
            <text:p>23,909</text:p>
          </table:table-cell>
          <table:table-cell table:formula="of:=[.M43]*[.M43]" office:value-type="float" office:value="571.640281" calcext:value-type="float">
            <text:p>571,640281</text:p>
          </table:table-cell>
          <table:table-cell office:value-type="float" office:value="14" calcext:value-type="float">
            <text:p>14</text:p>
          </table:table-cell>
          <table:table-cell office:value-type="float" office:value="117.56" calcext:value-type="float">
            <text:p>117,56</text:p>
          </table:table-cell>
          <table:table-cell table:formula="of:=[.P43]*[.P43]" office:value-type="float" office:value="13820.3536" calcext:value-type="float">
            <text:p>13820,3536</text:p>
          </table:table-cell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9.232" calcext:value-type="float">
            <text:p>39,232</text:p>
          </table:table-cell>
          <table:table-cell table:formula="of:=[.D44]*[.D44]" office:value-type="float" office:value="1539.149824" calcext:value-type="float">
            <text:p>1539,1498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1.841" calcext:value-type="float">
            <text:p>71,841</text:p>
          </table:table-cell>
          <table:table-cell table:formula="of:=[.H44]*[.H44]" office:value-type="float" office:value="5161.129281" calcext:value-type="float">
            <text:p>5161,12928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.479" calcext:value-type="float">
            <text:p>11,479</text:p>
          </table:table-cell>
          <table:table-cell table:formula="of:=[.M44]*[.M44]" office:value-type="float" office:value="131.767441" calcext:value-type="float">
            <text:p>131,767441</text:p>
          </table:table-cell>
          <table:table-cell office:value-type="float" office:value="15" calcext:value-type="float">
            <text:p>15</text:p>
          </table:table-cell>
          <table:table-cell office:value-type="float" office:value="16.688" calcext:value-type="float">
            <text:p>16,688</text:p>
          </table:table-cell>
          <table:table-cell table:formula="of:=[.P44]*[.P44]" office:value-type="float" office:value="278.489344" calcext:value-type="float">
            <text:p>278,489344</text:p>
          </table:table-cell>
        </table:table-row>
        <table:table-row table:style-name="ro2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0.046" calcext:value-type="float">
            <text:p>20,046</text:p>
          </table:table-cell>
          <table:table-cell table:formula="of:=[.D45]*[.D45]" office:value-type="float" office:value="401.842116" calcext:value-type="float">
            <text:p>401,84211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3.221" calcext:value-type="float">
            <text:p>43,221</text:p>
          </table:table-cell>
          <table:table-cell table:formula="of:=[.H45]*[.H45]" office:value-type="float" office:value="1868.054841" calcext:value-type="float">
            <text:p>1868,0548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.456" calcext:value-type="float">
            <text:p>11,456</text:p>
          </table:table-cell>
          <table:table-cell table:formula="of:=[.M45]*[.M45]" office:value-type="float" office:value="131.239936" calcext:value-type="float">
            <text:p>131,239936</text:p>
          </table:table-cell>
          <table:table-cell office:value-type="float" office:value="16" calcext:value-type="float">
            <text:p>16</text:p>
          </table:table-cell>
          <table:table-cell office:value-type="float" office:value="8.999" calcext:value-type="float">
            <text:p>8,999</text:p>
          </table:table-cell>
          <table:table-cell table:formula="of:=[.P45]*[.P45]" office:value-type="float" office:value="80.982001" calcext:value-type="float">
            <text:p>80,982001</text:p>
          </table:table-cell>
        </table:table-row>
        <table:table-row table:style-name="ro2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.369" calcext:value-type="float">
            <text:p>22,369</text:p>
          </table:table-cell>
          <table:table-cell table:formula="of:=[.D46]*[.D46]" office:value-type="float" office:value="500.372161" calcext:value-type="float">
            <text:p>500,37216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9.645" calcext:value-type="float">
            <text:p>19,645</text:p>
          </table:table-cell>
          <table:table-cell table:formula="of:=[.H46]*[.H46]" office:value-type="float" office:value="385.926025" calcext:value-type="float">
            <text:p>385,92602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4.315" calcext:value-type="float">
            <text:p>24,315</text:p>
          </table:table-cell>
          <table:table-cell table:formula="of:=[.M46]*[.M46]" office:value-type="float" office:value="591.219225" calcext:value-type="float">
            <text:p>591,219225</text:p>
          </table:table-cell>
          <table:table-cell office:value-type="float" office:value="17" calcext:value-type="float">
            <text:p>17</text:p>
          </table:table-cell>
          <table:table-cell office:value-type="float" office:value="3.136" calcext:value-type="float">
            <text:p>3,136</text:p>
          </table:table-cell>
          <table:table-cell table:formula="of:=[.P46]*[.P46]" office:value-type="float" office:value="9.834496" calcext:value-type="float">
            <text:p>9,834496</text:p>
          </table:table-cell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9.612" calcext:value-type="float">
            <text:p>39,612</text:p>
          </table:table-cell>
          <table:table-cell table:formula="of:=[.D47]*[.D47]" office:value-type="float" office:value="1569.110544" calcext:value-type="float">
            <text:p>1569,11054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17.688" calcext:value-type="float">
            <text:p>117,688</text:p>
          </table:table-cell>
          <table:table-cell table:formula="of:=[.H47]*[.H47]" office:value-type="float" office:value="13850.465344" calcext:value-type="float">
            <text:p>13850,46534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8.751" calcext:value-type="float">
            <text:p>28,751</text:p>
          </table:table-cell>
          <table:table-cell table:formula="of:=[.M47]*[.M47]" office:value-type="float" office:value="826.620001" calcext:value-type="float">
            <text:p>826,620001</text:p>
          </table:table-cell>
          <table:table-cell office:value-type="float" office:value="18" calcext:value-type="float">
            <text:p>18</text:p>
          </table:table-cell>
          <table:table-cell office:value-type="float" office:value="6.449" calcext:value-type="float">
            <text:p>6,449</text:p>
          </table:table-cell>
          <table:table-cell table:formula="of:=[.P47]*[.P47]" office:value-type="float" office:value="41.589601" calcext:value-type="float">
            <text:p>41,589601</text:p>
          </table:table-cell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6.26" calcext:value-type="float">
            <text:p>36,26</text:p>
          </table:table-cell>
          <table:table-cell table:formula="of:=[.D48]*[.D48]" office:value-type="float" office:value="1314.7876" calcext:value-type="float">
            <text:p>1314,787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7.688" calcext:value-type="float">
            <text:p>117,688</text:p>
          </table:table-cell>
          <table:table-cell table:formula="of:=[.H48]*[.H48]" office:value-type="float" office:value="13850.465344" calcext:value-type="float">
            <text:p>13850,46534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2.636" calcext:value-type="float">
            <text:p>32,636</text:p>
          </table:table-cell>
          <table:table-cell table:formula="of:=[.M48]*[.M48]" office:value-type="float" office:value="1065.108496" calcext:value-type="float">
            <text:p>1065,108496</text:p>
          </table:table-cell>
          <table:table-cell office:value-type="float" office:value="19" calcext:value-type="float">
            <text:p>19</text:p>
          </table:table-cell>
          <table:table-cell office:value-type="float" office:value="4.478" calcext:value-type="float">
            <text:p>4,478</text:p>
          </table:table-cell>
          <table:table-cell table:formula="of:=[.P48]*[.P48]" office:value-type="float" office:value="20.052484" calcext:value-type="float">
            <text:p>20,052484</text:p>
          </table:table-cell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2.461" calcext:value-type="float">
            <text:p>22,461</text:p>
          </table:table-cell>
          <table:table-cell table:formula="of:=[.D49]*[.D49]" office:value-type="float" office:value="504.496521" calcext:value-type="float">
            <text:p>504,4965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5.556" calcext:value-type="float">
            <text:p>55,556</text:p>
          </table:table-cell>
          <table:table-cell table:formula="of:=[.H49]*[.H49]" office:value-type="float" office:value="3086.469136" calcext:value-type="float">
            <text:p>3086,46913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2.659" calcext:value-type="float">
            <text:p>32,659</text:p>
          </table:table-cell>
          <table:table-cell table:formula="of:=[.M49]*[.M49]" office:value-type="float" office:value="1066.610281" calcext:value-type="float">
            <text:p>1066,610281</text:p>
          </table:table-cell>
          <table:table-cell office:value-type="float" office:value="20" calcext:value-type="float">
            <text:p>20</text:p>
          </table:table-cell>
          <table:table-cell office:value-type="float" office:value="8.999" calcext:value-type="float">
            <text:p>8,999</text:p>
          </table:table-cell>
          <table:table-cell table:formula="of:=[.P49]*[.P49]" office:value-type="float" office:value="80.982001" calcext:value-type="float">
            <text:p>80,982001</text:p>
          </table:table-cell>
        </table:table-row>
        <table:table-row table:style-name="ro2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6.569" calcext:value-type="float">
            <text:p>16,569</text:p>
          </table:table-cell>
          <table:table-cell table:formula="of:=[.D50]*[.D50]" office:value-type="float" office:value="274.531761" calcext:value-type="float">
            <text:p>274,53176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58" calcext:value-type="float">
            <text:p>0,958</text:p>
          </table:table-cell>
          <table:table-cell table:formula="of:=[.H50]*[.H50]" office:value-type="float" office:value="0.917764" calcext:value-type="float">
            <text:p>0,91776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1.759" calcext:value-type="float">
            <text:p>31,759</text:p>
          </table:table-cell>
          <table:table-cell table:formula="of:=[.M50]*[.M50]" office:value-type="float" office:value="1008.634081" calcext:value-type="float">
            <text:p>1008,634081</text:p>
          </table:table-cell>
          <table:table-cell office:value-type="float" office:value="21" calcext:value-type="float">
            <text:p>21</text:p>
          </table:table-cell>
          <table:table-cell office:value-type="float" office:value="33.416" calcext:value-type="float">
            <text:p>33,416</text:p>
          </table:table-cell>
          <table:table-cell table:formula="of:=[.P50]*[.P50]" office:value-type="float" office:value="1116.629056" calcext:value-type="float">
            <text:p>1116,629056</text:p>
          </table:table-cell>
        </table:table-row>
        <table:table-row table:style-name="ro2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9.935" calcext:value-type="float">
            <text:p>39,935</text:p>
          </table:table-cell>
          <table:table-cell table:formula="of:=[.D51]*[.D51]" office:value-type="float" office:value="1594.804225" calcext:value-type="float">
            <text:p>1594,8042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793" calcext:value-type="float">
            <text:p>1,793</text:p>
          </table:table-cell>
          <table:table-cell table:formula="of:=[.H51]*[.H51]" office:value-type="float" office:value="3.214849" calcext:value-type="float">
            <text:p>3,21484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.576" calcext:value-type="float">
            <text:p>19,576</text:p>
          </table:table-cell>
          <table:table-cell table:formula="of:=[.M51]*[.M51]" office:value-type="float" office:value="383.219776" calcext:value-type="float">
            <text:p>383,219776</text:p>
          </table:table-cell>
          <table:table-cell office:value-type="float" office:value="22" calcext:value-type="float">
            <text:p>22</text:p>
          </table:table-cell>
          <table:table-cell office:value-type="float" office:value="0.924" calcext:value-type="float">
            <text:p>0,924</text:p>
          </table:table-cell>
          <table:table-cell table:formula="of:=[.P51]*[.P51]" office:value-type="float" office:value="0.853776" calcext:value-type="float">
            <text:p>0,853776</text:p>
          </table:table-cell>
        </table:table-row>
        <table:table-row table:style-name="ro2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0.168" calcext:value-type="float">
            <text:p>20,168</text:p>
          </table:table-cell>
          <table:table-cell table:formula="of:=[.D52]*[.D52]" office:value-type="float" office:value="406.748224" calcext:value-type="float">
            <text:p>406,74822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6.785" calcext:value-type="float">
            <text:p>66,785</text:p>
          </table:table-cell>
          <table:table-cell table:formula="of:=[.H52]*[.H52]" office:value-type="float" office:value="4460.236225" calcext:value-type="float">
            <text:p>4460,23622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.583" calcext:value-type="float">
            <text:p>19,583</text:p>
          </table:table-cell>
          <table:table-cell table:formula="of:=[.M52]*[.M52]" office:value-type="float" office:value="383.493889" calcext:value-type="float">
            <text:p>383,493889</text:p>
          </table:table-cell>
          <table:table-cell office:value-type="float" office:value="23" calcext:value-type="float">
            <text:p>23</text:p>
          </table:table-cell>
          <table:table-cell office:value-type="float" office:value="92.771" calcext:value-type="float">
            <text:p>92,771</text:p>
          </table:table-cell>
          <table:table-cell table:formula="of:=[.P52]*[.P52]" office:value-type="float" office:value="8606.458441" calcext:value-type="float">
            <text:p>8606,458441</text:p>
          </table:table-cell>
        </table:table-row>
        <table:table-row table:style-name="ro2">
          <table:table-cell table:number-columns-repeated="2"/>
          <table:table-cell table:style-name="ce8" table:number-columns-repeated="3"/>
          <table:table-cell/>
          <table:table-cell office:value-type="float" office:value="49" calcext:value-type="float">
            <text:p>49</text:p>
          </table:table-cell>
          <table:table-cell office:value-type="float" office:value="22.257" calcext:value-type="float">
            <text:p>22,257</text:p>
          </table:table-cell>
          <table:table-cell table:formula="of:=[.H53]*[.H53]" office:value-type="float" office:value="495.374049" calcext:value-type="float">
            <text:p>495,37404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.422" calcext:value-type="float">
            <text:p>19,422</text:p>
          </table:table-cell>
          <table:table-cell table:formula="of:=[.M53]*[.M53]" office:value-type="float" office:value="377.214084" calcext:value-type="float">
            <text:p>377,214084</text:p>
          </table:table-cell>
          <table:table-cell office:value-type="float" office:value="24" calcext:value-type="float">
            <text:p>24</text:p>
          </table:table-cell>
          <table:table-cell office:value-type="float" office:value="92.592" calcext:value-type="float">
            <text:p>92,592</text:p>
          </table:table-cell>
          <table:table-cell table:formula="of:=[.P53]*[.P53]" office:value-type="float" office:value="8573.278464" calcext:value-type="float">
            <text:p>8573,278464</text:p>
          </table:table-cell>
        </table:table-row>
        <table:table-row table:style-name="ro2">
          <table:table-cell table:number-columns-repeated="2"/>
          <table:table-cell table:style-name="ce9" office:value-type="string" calcext:value-type="string" table:number-columns-spanned="2" table:number-rows-spanned="1">
            <text:p>Media de vel*vel</text:p>
          </table:table-cell>
          <table:covered-table-cell table:style-name="ce8"/>
          <table:table-cell table:style-name="ce8" table:formula="of:=SUM([.N30:.N71])/42" office:value-type="float" office:value="913.754412761905" calcext:value-type="float">
            <text:p>913,75441276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6.337" calcext:value-type="float">
            <text:p>16,337</text:p>
          </table:table-cell>
          <table:table-cell table:formula="of:=[.H54]*[.H54]" office:value-type="float" office:value="266.897569" calcext:value-type="float">
            <text:p>266,89756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9.869" calcext:value-type="float">
            <text:p>19,869</text:p>
          </table:table-cell>
          <table:table-cell table:formula="of:=[.M54]*[.M54]" office:value-type="float" office:value="394.777161" calcext:value-type="float">
            <text:p>394,777161</text:p>
          </table:table-cell>
          <table:table-cell office:value-type="float" office:value="25" calcext:value-type="float">
            <text:p>25</text:p>
          </table:table-cell>
          <table:table-cell office:value-type="float" office:value="42.338" calcext:value-type="float">
            <text:p>42,338</text:p>
          </table:table-cell>
          <table:table-cell table:formula="of:=[.P54]*[.P54]" office:value-type="float" office:value="1792.506244" calcext:value-type="float">
            <text:p>1792,506244</text:p>
          </table:table-cell>
        </table:table-row>
        <table:table-row table:style-name="ro2">
          <table:table-cell table:number-columns-repeated="2"/>
          <table:table-cell table:style-name="ce8" table:number-columns-repeated="3"/>
          <table:table-cell/>
          <table:table-cell office:value-type="float" office:value="51" calcext:value-type="float">
            <text:p>51</text:p>
          </table:table-cell>
          <table:table-cell office:value-type="float" office:value="16.337" calcext:value-type="float">
            <text:p>16,337</text:p>
          </table:table-cell>
          <table:table-cell table:formula="of:=[.H55]*[.H55]" office:value-type="float" office:value="266.897569" calcext:value-type="float">
            <text:p>266,89756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0.002" calcext:value-type="float">
            <text:p>20,002</text:p>
          </table:table-cell>
          <table:table-cell table:formula="of:=[.M55]*[.M55]" office:value-type="float" office:value="400.080004" calcext:value-type="float">
            <text:p>400,080004</text:p>
          </table:table-cell>
          <table:table-cell office:value-type="float" office:value="26" calcext:value-type="float">
            <text:p>26</text:p>
          </table:table-cell>
          <table:table-cell office:value-type="float" office:value="31.809" calcext:value-type="float">
            <text:p>31,809</text:p>
          </table:table-cell>
          <table:table-cell table:formula="of:=[.P55]*[.P55]" office:value-type="float" office:value="1011.812481" calcext:value-type="float">
            <text:p>1011,812481</text:p>
          </table:table-cell>
        </table:table-row>
        <table:table-row table:style-name="ro2">
          <table:table-cell table:number-columns-repeated="2"/>
          <table:table-cell table:style-name="ce8"/>
          <table:table-cell table:style-name="ce6" office:value-type="string" calcext:value-type="string">
            <text:p>Sigma</text:p>
          </table:table-cell>
          <table:table-cell table:style-name="ce6" office:value-type="string" calcext:value-type="string">
            <text:p>30.2283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4.029" calcext:value-type="float">
            <text:p>34,029</text:p>
          </table:table-cell>
          <table:table-cell table:formula="of:=[.H56]*[.H56]" office:value-type="float" office:value="1157.972841" calcext:value-type="float">
            <text:p>1157,97284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0.941" calcext:value-type="float">
            <text:p>20,941</text:p>
          </table:table-cell>
          <table:table-cell table:formula="of:=[.M56]*[.M56]" office:value-type="float" office:value="438.525481" calcext:value-type="float">
            <text:p>438,525481</text:p>
          </table:table-cell>
          <table:table-cell office:value-type="float" office:value="27" calcext:value-type="float">
            <text:p>27</text:p>
          </table:table-cell>
          <table:table-cell office:value-type="float" office:value="24.256" calcext:value-type="float">
            <text:p>24,256</text:p>
          </table:table-cell>
          <table:table-cell table:formula="of:=[.P56]*[.P56]" office:value-type="float" office:value="588.353536" calcext:value-type="float">
            <text:p>588,353536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8"/>
          <table:table-cell/>
          <table:table-cell office:value-type="float" office:value="53" calcext:value-type="float">
            <text:p>53</text:p>
          </table:table-cell>
          <table:table-cell office:value-type="float" office:value="108.158" calcext:value-type="float">
            <text:p>108,158</text:p>
          </table:table-cell>
          <table:table-cell table:formula="of:=[.H57]*[.H57]" office:value-type="float" office:value="11698.152964" calcext:value-type="float">
            <text:p>11698,15296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7.677" calcext:value-type="float">
            <text:p>17,677</text:p>
          </table:table-cell>
          <table:table-cell table:formula="of:=[.M57]*[.M57]" office:value-type="float" office:value="312.476329" calcext:value-type="float">
            <text:p>312,476329</text:p>
          </table:table-cell>
          <table:table-cell office:value-type="float" office:value="28" calcext:value-type="float">
            <text:p>28</text:p>
          </table:table-cell>
          <table:table-cell office:value-type="float" office:value="18.857" calcext:value-type="float">
            <text:p>18,857</text:p>
          </table:table-cell>
          <table:table-cell table:formula="of:=[.P57]*[.P57]" office:value-type="float" office:value="355.586449" calcext:value-type="float">
            <text:p>355,586449</text:p>
          </table:table-cell>
        </table:table-row>
        <table:table-row table:style-name="ro2">
          <table:table-cell table:number-columns-repeated="2"/>
          <table:table-cell table:style-name="ce8" table:number-columns-repeated="3"/>
          <table:table-cell/>
          <table:table-cell table:style-name="ce8" table:number-columns-repeated="3"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8.545" calcext:value-type="float">
            <text:p>38,545</text:p>
          </table:table-cell>
          <table:table-cell table:formula="of:=[.M58]*[.M58]" office:value-type="float" office:value="1485.717025" calcext:value-type="float">
            <text:p>1485,717025</text:p>
          </table:table-cell>
          <table:table-cell office:value-type="float" office:value="29" calcext:value-type="float">
            <text:p>29</text:p>
          </table:table-cell>
          <table:table-cell office:value-type="float" office:value="18.857" calcext:value-type="float">
            <text:p>18,857</text:p>
          </table:table-cell>
          <table:table-cell table:formula="of:=[.P58]*[.P58]" office:value-type="float" office:value="355.586449" calcext:value-type="float">
            <text:p>355,586449</text:p>
          </table:table-cell>
        </table:table-row>
        <table:table-row table:style-name="ro2">
          <table:table-cell table:number-columns-repeated="2"/>
          <table:table-cell table:style-name="ce1" table:number-columns-repeated="4"/>
          <table:table-cell table:style-name="ce11" office:value-type="string" calcext:value-type="string" table:number-columns-spanned="2" table:number-rows-spanned="1">
            <text:p>Media de vel*vel</text:p>
          </table:table-cell>
          <table:covered-table-cell table:style-name="ce1"/>
          <table:table-cell table:style-name="ce1" table:formula="of:=SUM([.Q30:.Q77])/48" office:value-type="float" office:value="2745.58722785417" calcext:value-type="float">
            <text:p>2745,587227854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8.177" calcext:value-type="float">
            <text:p>38,177</text:p>
          </table:table-cell>
          <table:table-cell table:formula="of:=[.M59]*[.M59]" office:value-type="float" office:value="1457.483329" calcext:value-type="float">
            <text:p>1457,483329</text:p>
          </table:table-cell>
          <table:table-cell office:value-type="float" office:value="30" calcext:value-type="float">
            <text:p>30</text:p>
          </table:table-cell>
          <table:table-cell office:value-type="float" office:value="25.942" calcext:value-type="float">
            <text:p>25,942</text:p>
          </table:table-cell>
          <table:table-cell table:formula="of:=[.P59]*[.P59]" office:value-type="float" office:value="672.987364" calcext:value-type="float">
            <text:p>672,987364</text:p>
          </table:table-cell>
        </table:table-row>
        <table:table-row table:style-name="ro2">
          <table:table-cell table:number-columns-repeated="2"/>
          <table:table-cell table:style-name="ce1" table:number-columns-repeated="7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8.181" calcext:value-type="float">
            <text:p>38,181</text:p>
          </table:table-cell>
          <table:table-cell table:formula="of:=[.M60]*[.M60]" office:value-type="float" office:value="1457.788761" calcext:value-type="float">
            <text:p>1457,788761</text:p>
          </table:table-cell>
          <table:table-cell office:value-type="float" office:value="31" calcext:value-type="float">
            <text:p>31</text:p>
          </table:table-cell>
          <table:table-cell office:value-type="float" office:value="25.941" calcext:value-type="float">
            <text:p>25,941</text:p>
          </table:table-cell>
          <table:table-cell table:formula="of:=[.P60]*[.P60]" office:value-type="float" office:value="672.935481" calcext:value-type="float">
            <text:p>672,935481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Results</text:p>
          </table:table-cell>
          <table:covered-table-cell table:number-columns-repeated="4" table:style-name="ce4"/>
          <table:table-cell table:style-name="Default"/>
          <table:table-cell table:style-name="ce1"/>
          <table:table-cell table:style-name="ce12" office:value-type="string" calcext:value-type="string">
            <text:p>Sigma</text:p>
          </table:table-cell>
          <table:table-cell table:style-name="ce12" office:value-type="float" office:value="52.39835" calcext:value-type="float">
            <text:p>52,39835</text:p>
          </table:table-cell>
          <table:table-cell table:style-name="ce1"/>
          <table:table-cell office:value-type="float" office:value="32" calcext:value-type="float">
            <text:p>32</text:p>
          </table:table-cell>
          <table:table-cell office:value-type="float" office:value="32.289" calcext:value-type="float">
            <text:p>32,289</text:p>
          </table:table-cell>
          <table:table-cell table:formula="of:=[.M61]*[.M61]" office:value-type="float" office:value="1042.579521" calcext:value-type="float">
            <text:p>1042,579521</text:p>
          </table:table-cell>
          <table:table-cell office:value-type="float" office:value="32" calcext:value-type="float">
            <text:p>32</text:p>
          </table:table-cell>
          <table:table-cell office:value-type="float" office:value="62.025" calcext:value-type="float">
            <text:p>62,025</text:p>
          </table:table-cell>
          <table:table-cell table:formula="of:=[.P61]*[.P61]" office:value-type="float" office:value="3847.100625" calcext:value-type="float">
            <text:p>3847,100625</text:p>
          </table:table-cell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14 de Mayo</text:p>
          </table:table-cell>
          <table:table-cell table:style-name="ce3" office:value-type="string" calcext:value-type="string">
            <text:p>15 de Mayo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Wikipedia</text:p>
          </table:table-cell>
          <table:table-cell table:style-name="Default"/>
          <table:table-cell table:style-name="ce1" table:number-columns-repeated="2"/>
          <table:table-cell/>
          <table:table-cell table:style-name="ce1"/>
          <table:table-cell office:value-type="float" office:value="33" calcext:value-type="float">
            <text:p>33</text:p>
          </table:table-cell>
          <table:table-cell office:value-type="float" office:value="32.283" calcext:value-type="float">
            <text:p>32,283</text:p>
          </table:table-cell>
          <table:table-cell table:formula="of:=[.M62]*[.M62]" office:value-type="float" office:value="1042.192089" calcext:value-type="float">
            <text:p>1042,192089</text:p>
          </table:table-cell>
          <table:table-cell office:value-type="float" office:value="33" calcext:value-type="float">
            <text:p>33</text:p>
          </table:table-cell>
          <table:table-cell office:value-type="float" office:value="24.075" calcext:value-type="float">
            <text:p>24,075</text:p>
          </table:table-cell>
          <table:table-cell table:formula="of:=[.P62]*[.P62]" office:value-type="float" office:value="579.605625" calcext:value-type="float">
            <text:p>579,605625</text:p>
          </table:table-cell>
        </table:table-row>
        <table:table-row table:style-name="ro3">
          <table:table-cell/>
          <table:table-cell table:style-name="ce4" office:value-type="string" calcext:value-type="string">
            <text:p>Sigma(km/s)</text:p>
          </table:table-cell>
          <table:table-cell table:style-name="ce4" office:value-type="float" office:value="30.22837" calcext:value-type="float">
            <text:p>30,22837</text:p>
          </table:table-cell>
          <table:table-cell table:style-name="ce4" office:value-type="float" office:value="52.39835" calcext:value-type="float">
            <text:p>52,39835</text:p>
          </table:table-cell>
          <table:table-cell table:style-name="ce4" office:value-type="float" office:value="16.8" calcext:value-type="float">
            <text:p>16,8</text:p>
          </table:table-cell>
          <table:table-cell table:style-name="ce4" office:value-type="string" calcext:value-type="string">
            <text:p>~</text:p>
          </table:table-cell>
          <table:table-cell table:style-name="Default"/>
          <table:table-cell table:style-name="ce1" table:number-columns-repeated="2"/>
          <table:table-cell/>
          <table:table-cell table:style-name="ce1"/>
          <table:table-cell office:value-type="float" office:value="34" calcext:value-type="float">
            <text:p>34</text:p>
          </table:table-cell>
          <table:table-cell office:value-type="float" office:value="39.232" calcext:value-type="float">
            <text:p>39,232</text:p>
          </table:table-cell>
          <table:table-cell table:formula="of:=[.M63]*[.M63]" office:value-type="float" office:value="1539.149824" calcext:value-type="float">
            <text:p>1539,149824</text:p>
          </table:table-cell>
          <table:table-cell office:value-type="float" office:value="34" calcext:value-type="float">
            <text:p>34</text:p>
          </table:table-cell>
          <table:table-cell office:value-type="float" office:value="1.37" calcext:value-type="float">
            <text:p>1,37</text:p>
          </table:table-cell>
          <table:table-cell table:formula="of:=[.P63]*[.P63]" office:value-type="float" office:value="1.8769" calcext:value-type="float">
            <text:p>1,8769</text:p>
          </table:table-cell>
        </table:table-row>
        <table:table-row table:style-name="ro3">
          <table:table-cell/>
          <table:table-cell table:style-name="ce4" office:value-type="string" calcext:value-type="string">
            <text:p>Masa(M_sol)</text:p>
          </table:table-cell>
          <table:table-cell table:style-name="ce4" office:value-type="string" calcext:value-type="string">
            <text:p>4.8e6</text:p>
          </table:table-cell>
          <table:table-cell table:style-name="ce10" office:value-type="string" calcext:value-type="string">
            <text:p>1.45e7</text:p>
          </table:table-cell>
          <table:table-cell table:style-name="ce4" office:value-type="string" calcext:value-type="string">
            <text:p>~</text:p>
          </table:table-cell>
          <table:table-cell table:style-name="ce10" office:value-type="string" calcext:value-type="string">
            <text:p>4.05e6</text:p>
          </table:table-cell>
          <table:table-cell table:style-name="Default"/>
          <table:table-cell table:style-name="ce1" table:number-columns-repeated="2"/>
          <table:table-cell/>
          <table:table-cell table:style-name="ce1"/>
          <table:table-cell office:value-type="float" office:value="35" calcext:value-type="float">
            <text:p>35</text:p>
          </table:table-cell>
          <table:table-cell office:value-type="float" office:value="20.046" calcext:value-type="float">
            <text:p>20,046</text:p>
          </table:table-cell>
          <table:table-cell table:formula="of:=[.M64]*[.M64]" office:value-type="float" office:value="401.842116" calcext:value-type="float">
            <text:p>401,842116</text:p>
          </table:table-cell>
          <table:table-cell office:value-type="float" office:value="35" calcext:value-type="float">
            <text:p>35</text:p>
          </table:table-cell>
          <table:table-cell office:value-type="float" office:value="71.841" calcext:value-type="float">
            <text:p>71,841</text:p>
          </table:table-cell>
          <table:table-cell table:formula="of:=[.P64]*[.P64]" office:value-type="float" office:value="5161.129281" calcext:value-type="float">
            <text:p>5161,129281</text:p>
          </table:table-cell>
        </table:table-row>
        <table:table-row table:style-name="ro3">
          <table:table-cell/>
          <table:table-cell table:style-name="ce4" office:value-type="string" calcext:value-type="string">
            <text:p>Radio_h(arcmin)</text:p>
          </table:table-cell>
          <table:table-cell table:number-columns-repeated="2" table:style-name="ce4" office:value-type="string" calcext:value-type="string">
            <text:p>~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~</text:p>
          </table:table-cell>
          <table:table-cell table:style-name="Default"/>
          <table:table-cell table:style-name="ce12" office:value-type="string" calcext:value-type="string">
            <text:p>r_h</text:p>
          </table:table-cell>
          <table:table-cell table:style-name="ce12" office:value-type="string" calcext:value-type="string">
            <text:p>7.533 pc</text:p>
          </table:table-cell>
          <table:table-cell table:style-name="ce13" office:value-type="float" office:value="2.32444E+017" calcext:value-type="float">
            <text:p>2,32E+017</text:p>
          </table:table-cell>
          <table:table-cell table:style-name="ce1"/>
          <table:table-cell office:value-type="float" office:value="36" calcext:value-type="float">
            <text:p>36</text:p>
          </table:table-cell>
          <table:table-cell office:value-type="float" office:value="22.369" calcext:value-type="float">
            <text:p>22,369</text:p>
          </table:table-cell>
          <table:table-cell table:formula="of:=[.M65]*[.M65]" office:value-type="float" office:value="500.372161" calcext:value-type="float">
            <text:p>500,372161</text:p>
          </table:table-cell>
          <table:table-cell office:value-type="float" office:value="36" calcext:value-type="float">
            <text:p>36</text:p>
          </table:table-cell>
          <table:table-cell office:value-type="float" office:value="43.221" calcext:value-type="float">
            <text:p>43,221</text:p>
          </table:table-cell>
          <table:table-cell table:formula="of:=[.P65]*[.P65]" office:value-type="float" office:value="1868.054841" calcext:value-type="float">
            <text:p>1868,054841</text:p>
          </table:table-cell>
        </table:table-row>
        <table:table-row table:style-name="ro2">
          <table:table-cell table:number-columns-repeated="2"/>
          <table:table-cell table:style-name="ce1" table:number-columns-repeated="4"/>
          <table:table-cell table:style-name="Default"/>
          <table:table-cell table:style-name="ce1" table:number-columns-repeated="2"/>
          <table:table-cell/>
          <table:table-cell table:style-name="ce1"/>
          <table:table-cell office:value-type="float" office:value="37" calcext:value-type="float">
            <text:p>37</text:p>
          </table:table-cell>
          <table:table-cell office:value-type="float" office:value="39.612" calcext:value-type="float">
            <text:p>39,612</text:p>
          </table:table-cell>
          <table:table-cell table:formula="of:=[.M66]*[.M66]" office:value-type="float" office:value="1569.110544" calcext:value-type="float">
            <text:p>1569,110544</text:p>
          </table:table-cell>
          <table:table-cell office:value-type="float" office:value="37" calcext:value-type="float">
            <text:p>37</text:p>
          </table:table-cell>
          <table:table-cell office:value-type="float" office:value="19.645" calcext:value-type="float">
            <text:p>19,645</text:p>
          </table:table-cell>
          <table:table-cell table:formula="of:=[.P66]*[.P66]" office:value-type="float" office:value="385.926025" calcext:value-type="float">
            <text:p>385,926025</text:p>
          </table:table-cell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Masa</text:p>
          </table:table-cell>
          <table:table-cell table:style-name="Default" office:value-type="string" calcext:value-type="string">
            <text:p>4.8e6 M_sol</text:p>
          </table:table-cell>
          <table:table-cell table:style-name="Default"/>
          <table:table-cell/>
          <table:table-cell office:value-type="float" office:value="38" calcext:value-type="float">
            <text:p>38</text:p>
          </table:table-cell>
          <table:table-cell office:value-type="float" office:value="36.26" calcext:value-type="float">
            <text:p>36,26</text:p>
          </table:table-cell>
          <table:table-cell table:formula="of:=[.M67]*[.M67]" office:value-type="float" office:value="1314.7876" calcext:value-type="float">
            <text:p>1314,7876</text:p>
          </table:table-cell>
          <table:table-cell office:value-type="float" office:value="38" calcext:value-type="float">
            <text:p>38</text:p>
          </table:table-cell>
          <table:table-cell office:value-type="float" office:value="117.688" calcext:value-type="float">
            <text:p>117,688</text:p>
          </table:table-cell>
          <table:table-cell table:formula="of:=[.P67]*[.P67]" office:value-type="float" office:value="13850.465344" calcext:value-type="float">
            <text:p>13850,465344</text:p>
          </table:table-cell>
        </table:table-row>
        <table:table-row table:style-name="ro2">
          <table:table-cell/>
          <table:table-cell table:style-name="Default" table:number-columns-repeated="9"/>
          <table:table-cell/>
          <table:table-cell office:value-type="float" office:value="39" calcext:value-type="float">
            <text:p>39</text:p>
          </table:table-cell>
          <table:table-cell office:value-type="float" office:value="22.461" calcext:value-type="float">
            <text:p>22,461</text:p>
          </table:table-cell>
          <table:table-cell table:formula="of:=[.M68]*[.M68]" office:value-type="float" office:value="504.496521" calcext:value-type="float">
            <text:p>504,496521</text:p>
          </table:table-cell>
          <table:table-cell office:value-type="float" office:value="39" calcext:value-type="float">
            <text:p>39</text:p>
          </table:table-cell>
          <table:table-cell office:value-type="float" office:value="117.688" calcext:value-type="float">
            <text:p>117,688</text:p>
          </table:table-cell>
          <table:table-cell table:formula="of:=[.P68]*[.P68]" office:value-type="float" office:value="13850.465344" calcext:value-type="float">
            <text:p>13850,465344</text:p>
          </table:table-cell>
        </table:table-row>
        <table:table-row table:style-name="ro2">
          <table:table-cell/>
          <table:table-cell table:style-name="Default" table:number-columns-repeated="9"/>
          <table:table-cell/>
          <table:table-cell office:value-type="float" office:value="40" calcext:value-type="float">
            <text:p>40</text:p>
          </table:table-cell>
          <table:table-cell office:value-type="float" office:value="16.569" calcext:value-type="float">
            <text:p>16,569</text:p>
          </table:table-cell>
          <table:table-cell table:formula="of:=[.M69]*[.M69]" office:value-type="float" office:value="274.531761" calcext:value-type="float">
            <text:p>274,531761</text:p>
          </table:table-cell>
          <table:table-cell office:value-type="float" office:value="40" calcext:value-type="float">
            <text:p>40</text:p>
          </table:table-cell>
          <table:table-cell office:value-type="float" office:value="55.556" calcext:value-type="float">
            <text:p>55,556</text:p>
          </table:table-cell>
          <table:table-cell table:formula="of:=[.P69]*[.P69]" office:value-type="float" office:value="3086.469136" calcext:value-type="float">
            <text:p>3086,469136</text:p>
          </table:table-cell>
        </table:table-row>
        <table:table-row table:style-name="ro2">
          <table:table-cell/>
          <table:table-cell table:style-name="Default" table:number-columns-repeated="8"/>
          <table:table-cell table:style-name="Default" office:value-type="string" calcext:value-type="string">
            <text:p>Masa</text:p>
          </table:table-cell>
          <table:table-cell table:style-name="ce14" office:value-type="float" office:value="14470000" calcext:value-type="float">
            <text:p>1,45E+007</text:p>
          </table:table-cell>
          <table:table-cell office:value-type="float" office:value="41" calcext:value-type="float">
            <text:p>41</text:p>
          </table:table-cell>
          <table:table-cell office:value-type="float" office:value="39.935" calcext:value-type="float">
            <text:p>39,935</text:p>
          </table:table-cell>
          <table:table-cell table:formula="of:=[.M70]*[.M70]" office:value-type="float" office:value="1594.804225" calcext:value-type="float">
            <text:p>1594,804225</text:p>
          </table:table-cell>
          <table:table-cell office:value-type="float" office:value="41" calcext:value-type="float">
            <text:p>41</text:p>
          </table:table-cell>
          <table:table-cell office:value-type="float" office:value="0.958" calcext:value-type="float">
            <text:p>0,958</text:p>
          </table:table-cell>
          <table:table-cell table:formula="of:=[.P70]*[.P70]" office:value-type="float" office:value="0.917764" calcext:value-type="float">
            <text:p>0,917764</text:p>
          </table:table-cell>
        </table:table-row>
        <table:table-row table:style-name="ro2">
          <table:table-cell/>
          <table:table-cell table:style-name="Default" table:number-columns-repeated="9"/>
          <table:table-cell/>
          <table:table-cell office:value-type="float" office:value="42" calcext:value-type="float">
            <text:p>42</text:p>
          </table:table-cell>
          <table:table-cell office:value-type="float" office:value="20.168" calcext:value-type="float">
            <text:p>20,168</text:p>
          </table:table-cell>
          <table:table-cell table:formula="of:=[.M71]*[.M71]" office:value-type="float" office:value="406.748224" calcext:value-type="float">
            <text:p>406,748224</text:p>
          </table:table-cell>
          <table:table-cell office:value-type="float" office:value="42" calcext:value-type="float">
            <text:p>42</text:p>
          </table:table-cell>
          <table:table-cell office:value-type="float" office:value="1.793" calcext:value-type="float">
            <text:p>1,793</text:p>
          </table:table-cell>
          <table:table-cell table:formula="of:=[.P71]*[.P71]" office:value-type="float" office:value="3.214849" calcext:value-type="float">
            <text:p>3,214849</text:p>
          </table:table-cell>
        </table:table-row>
        <table:table-row table:style-name="ro2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 office:value-type="float" office:value="43" calcext:value-type="float">
            <text:p>43</text:p>
          </table:table-cell>
          <table:table-cell office:value-type="float" office:value="66.785" calcext:value-type="float">
            <text:p>66,785</text:p>
          </table:table-cell>
          <table:table-cell table:formula="of:=[.P72]*[.P72]" office:value-type="float" office:value="4460.236225" calcext:value-type="float">
            <text:p>4460,236225</text:p>
          </table:table-cell>
        </table:table-row>
        <table:table-row table:style-name="ro2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 office:value-type="float" office:value="44" calcext:value-type="float">
            <text:p>44</text:p>
          </table:table-cell>
          <table:table-cell office:value-type="float" office:value="22.257" calcext:value-type="float">
            <text:p>22,257</text:p>
          </table:table-cell>
          <table:table-cell table:formula="of:=[.P73]*[.P73]" office:value-type="float" office:value="495.374049" calcext:value-type="float">
            <text:p>495,374049</text:p>
          </table:table-cell>
        </table:table-row>
        <table:table-row table:style-name="ro2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 office:value-type="float" office:value="45" calcext:value-type="float">
            <text:p>45</text:p>
          </table:table-cell>
          <table:table-cell office:value-type="float" office:value="16.337" calcext:value-type="float">
            <text:p>16,337</text:p>
          </table:table-cell>
          <table:table-cell table:formula="of:=[.P74]*[.P74]" office:value-type="float" office:value="266.897569" calcext:value-type="float">
            <text:p>266,897569</text:p>
          </table:table-cell>
        </table:table-row>
        <table:table-row table:style-name="ro2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 office:value-type="float" office:value="46" calcext:value-type="float">
            <text:p>46</text:p>
          </table:table-cell>
          <table:table-cell office:value-type="float" office:value="16.337" calcext:value-type="float">
            <text:p>16,337</text:p>
          </table:table-cell>
          <table:table-cell table:formula="of:=[.P75]*[.P75]" office:value-type="float" office:value="266.897569" calcext:value-type="float">
            <text:p>266,897569</text:p>
          </table:table-cell>
        </table:table-row>
        <table:table-row table:style-name="ro2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 office:value-type="float" office:value="47" calcext:value-type="float">
            <text:p>47</text:p>
          </table:table-cell>
          <table:table-cell office:value-type="float" office:value="34.029" calcext:value-type="float">
            <text:p>34,029</text:p>
          </table:table-cell>
          <table:table-cell table:formula="of:=[.P76]*[.P76]" office:value-type="float" office:value="1157.972841" calcext:value-type="float">
            <text:p>1157,972841</text:p>
          </table:table-cell>
        </table:table-row>
        <table:table-row table:style-name="ro2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 office:value-type="float" office:value="48" calcext:value-type="float">
            <text:p>48</text:p>
          </table:table-cell>
          <table:table-cell office:value-type="float" office:value="108.158" calcext:value-type="float">
            <text:p>108,158</text:p>
          </table:table-cell>
          <table:table-cell table:formula="of:=[.P77]*[.P77]" office:value-type="float" office:value="11698.152964" calcext:value-type="float">
            <text:p>11698,1529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0:15:46.354910047</meta:creation-date>
    <dc:date>2015-11-20T11:26:37.479717431</dc:date>
    <meta:editing-duration>PT40M19S</meta:editing-duration>
    <meta:editing-cycles>3</meta:editing-cycles>
    <meta:generator>LibreOffice/4.2.8.2$Linux_X86_64 LibreOffice_project/420m0$Build-2</meta:generator>
    <meta:document-statistic meta:table-count="1" meta:cell-count="616" meta:object-count="0"/>
  </office:meta>
</office:document-meta>
</file>